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25-02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24-03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23-02-08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64" calcext:value-type="float">
            <text:p>127.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22-02-22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21-02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20-02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19-02-1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1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0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0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0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24" calcext:value-type="float">
            <text:p>125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52" calcext:value-type="float">
            <text:p>129.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0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04" calcext:value-type="float">
            <text:p>128.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0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864" calcext:value-type="float">
            <text:p>126.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199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199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197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3456" calcext:value-type="float">
            <text:p>131.2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197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70352" calcext:value-type="float">
            <text:p>130.0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197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258" calcext:value-type="float">
            <text:p>130.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197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3604" calcext:value-type="float">
            <text:p>128.3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197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1288" calcext:value-type="float">
            <text:p>125.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196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88" calcext:value-type="float">
            <text:p>127.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3803</text:p>
          </table:table-cell>
          <table:table-cell office:value-type="string" calcext:value-type="string">
            <text:p>City of Rocksprings</text:p>
          </table:table-cell>
          <table:table-cell office:value-type="string" calcext:value-type="string">
            <text:p>195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